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24000001033E93ADE1.png"/>
  <manifest:file-entry manifest:media-type="image/png" manifest:full-path="Pictures/1000000000000400000003008370280F.png"/>
  <manifest:file-entry manifest:media-type="image/png" manifest:full-path="Pictures/1000020100000320000001B37BEFBAB6.png"/>
  <manifest:file-entry manifest:media-type="" manifest:full-path="Pictures/20000002000002FE0000016B77625AF0.eps"/>
  <manifest:file-entry manifest:media-type="image/png" manifest:full-path="Pictures/10000201000000110000001113A8E927.png"/>
  <manifest:file-entry manifest:media-type="image/png" manifest:full-path="Pictures/100002010000006E0000006E93D720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054cm" fo:min-width="0cm" fo:padding-top="0.127cm" fo:padding-bottom="0.127cm" fo:padding-left="0.254cm" fo:padding-right="0.254cm" fo:wrap-option="wrap" draw:shadow-offset-x="0.05cm" draw:shadow-offset-y="0.05cm" draw:shadow-color="#535353" draw:shadow-opacity="67%"/>
    </style:style>
    <style:style style:name="pr2" style:family="presentation" style:parent-style-name="Title1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127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054cm" fo:min-width="0cm" fo:padding-top="0.127cm" fo:padding-bottom="0.127cm" fo:padding-left="0.254cm" fo:padding-right="0.254cm" fo:wrap-option="wrap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0.753cm" fo:min-width="0cm" fo:padding-top="0.127cm" fo:padding-bottom="0.127cm" fo:padding-left="0.254cm" fo:padding-right="0.254cm" fo:wrap-option="wrap"/>
    </style:style>
    <style:style style:name="pr6" style:family="presentation" style:parent-style-name="Title2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714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6.773cm" fo:min-width="0cm" fo:padding-top="0.127cm" fo:padding-bottom="0.127cm" fo:padding-left="0.254cm" fo:padding-right="0.254cm" fo:wrap-option="wrap"/>
    </style:style>
    <style:style style:name="pr10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.229cm" fo:min-width="0cm" fo:padding-top="0.127cm" fo:padding-bottom="0.127cm" fo:padding-left="0.254cm" fo:padding-right="0.254cm" fo:wrap-option="wrap"/>
    </style:style>
    <style:style style:name="pr11" style:family="presentation" style:parent-style-name="Title3-notes">
      <style:graphic-properties draw:fill-color="#ffffff" fo:min-height="11.43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/>
    </style:style>
    <style:style style:name="P4" style:family="paragraph">
      <style:paragraph-properties fo:margin-left="0cm" fo:margin-right="0cm" fo:margin-top="0.246cm" fo:margin-bottom="0cm" fo:text-align="start" fo:text-indent="0cm" style:writing-mode="lr-tb" style:font-independent-line-spacing="tru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text-align="center"/>
    </style:style>
    <style:style style:name="T1" style:family="text">
      <style:text-properties fo:color="#7cc177" fo:font-family="'Gotham Rounded Bold'" style:font-family-generic="modern" style:font-pitch="variable" fo:language="en" fo:country="US"/>
    </style:style>
    <style:style style:name="T2" style:family="text">
      <style:text-properties fo:color="#989898" fo:font-size="40pt" fo:language="en" fo:country="US" style:font-size-asian="40pt" style:font-size-complex="40pt"/>
    </style:style>
    <style:style style:name="T3" style:family="text">
      <style:text-properties fo:color="#989898" fo:language="en" fo:country="US"/>
    </style:style>
    <style:style style:name="T4" style:family="text">
      <style:text-properties fo:language="en" fo:country="US"/>
    </style:style>
    <style:style style:name="T5" style:family="text">
      <style:text-properties fo:font-size="40pt" fo:language="en" fo:country="US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7cc1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89898" fo:font-size="100%"/>
      </text:list-level-style-number>
      <text:list-level-style-bullet text:level="2" text:bullet-char="–">
        <style:list-level-properties text:space-before="1.27cm"/>
        <style:text-properties fo:font-family="'Gotham Rounded Book'" style:font-family-generic="modern" style:font-pitch="variable" fo:color="#53535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35353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535353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</text:list-style>
    <text:list-style style:name="L3">
      <text:list-level-style-number text:level="1" style:num-format="">
        <style:list-level-properties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110000001113A8E927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1000000110000001113A8E927.png" xlink:type="simple" xlink:show="embed" xlink:actuate="onLoad">
        <style:list-level-properties text:space-before="1.27cm" text:min-label-width="0.793cm" style:vertical-pos="middle" style:vertical-rel="line" fo:width="0.711cm" fo:height="0.711cm"/>
      </text:list-level-style-image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resentation title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3.812cm" svg:height="4.317cm" svg:x="0.847cm" svg:y="1.323cm" presentation:class="title" presentation:user-transformed="true">
          <draw:text-box>
            <text:list text:style-name="L1">
              <text:list-header>
                <text:p text:style-name="P1"><text:span text:style-name="T1">Simple DevOps With Jenkins</text:span></text:p>
              </text:list-header>
            </text:list>
          </draw:text-box>
        </draw:frame>
        <draw:frame presentation:style-name="pr2" draw:text-style-name="P4" draw:layer="layout" svg:width="23.812cm" svg:height="13.381cm" svg:x="0.878cm" svg:y="5.521cm">
          <draw:text-box>
            <text:list text:style-name="L2">
              <text:list-header>
                <text:p text:style-name="P3"><text:span text:style-name="T2">Robert Ristroph</text:span></text:p>
              </text:list-header>
              <text:list-item>
                <text:p text:style-name="P3"><text:span text:style-name="T3">Email &amp; AIM: </text:span><text:span text:style-name="T3"><text:a xlink:href="mailto:robert@fourkitchens.com">robert@fourkitchens.com</text:a></text:span><text:span text:style-name="T3"> </text:span></text:p>
              </text:list-item>
              <text:list-item>
                <text:p text:style-name="P3"><text:span text:style-name="T3">Google Chat: </text:span><text:span text:style-name="T3"><text:a xlink:href="mailto:rgristroph@gmail.com">rgristroph@gmail.com</text:a></text:span></text:p>
              </text:list-item>
              <text:list-item>
                <text:p text:style-name="P3"><text:span text:style-name="T3">Twitter: @robgr</text:span></text:p>
              </text:list-item>
              <text:list-item>
                <text:p text:style-name="P3"><text:span text:style-name="T3">Slides: http://drupalcampcharlotte.com/sessions/simple-devops-using-jenkin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3.812cm" svg:height="2.308cm" svg:x="0.847cm" svg:y="2.327cm" presentation:class="title" presentation:user-transformed="true">
          <draw:text-box>
            <text:list text:style-name="L3">
              <text:list-header>
                <text:p text:style-name="P5"><text:span text:style-name="T4">What is DevOps ?</text:span></text:p>
              </text:list-header>
            </text:list>
          </draw:text-box>
        </draw:frame>
        <draw:frame presentation:style-name="pr5" draw:text-style-name="P2" draw:layer="layout" svg:width="23.812cm" svg:height="11.904cm" svg:x="0.783cm" svg:y="6.027cm" presentation:class="outline" presentation:user-transformed="true">
          <draw:text-box>
            <text:list text:style-name="L4">
              <text:list-item>
                <text:p text:style-name="P6"><text:span text:style-name="T4">Trendy buzzword for a lot of common sense</text:span></text:p>
              </text:list-item>
              <text:list-item>
                <text:p text:style-name="P6"><text:span text:style-name="T4">Automate everything</text:span></text:p>
              </text:list-item>
              <text:list-item>
                <text:p text:style-name="P6"><text:span text:style-name="T4">“</text:span><text:span text:style-name="T4">Development” and “Operations” cannot be separate, and must support each other</text:span></text:p>
              </text:list-item>
              <text:list-item>
                <text:p text:style-name="P6"><text:span text:style-name="T4">Associated with big software teams that can afford bureaucratic overhead (started as an anti-bureaucratic movement)</text:span></text:p>
              </text:list-item>
              <text:list-item>
                <text:p text:style-name="P6"><text:span text:style-name="T4">However small shops can take the best ideas and use them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3.812cm" svg:height="2.308cm" svg:x="0.847cm" svg:y="2.327cm" presentation:class="title" presentation:user-transformed="true">
          <draw:text-box>
            <text:list text:style-name="L3">
              <text:list-header>
                <text:p text:style-name="P5"><text:span text:style-name="T4">What is Jenkins ?</text:span></text:p>
              </text:list-header>
            </text:list>
          </draw:text-box>
        </draw:frame>
        <draw:frame presentation:style-name="pr5" draw:text-style-name="P2" draw:layer="layout" svg:width="23.812cm" svg:height="12.396cm" svg:x="0.783cm" svg:y="6.027cm" presentation:class="outline" presentation:user-transformed="true">
          <draw:text-box>
            <text:list text:style-name="L4">
              <text:list-item>
                <text:p text:style-name="P6"><text:span text:style-name="T4">http://jenkins-ci.org/</text:span></text:p>
              </text:list-item>
              <text:list-item>
                <text:p text:style-name="P6"><text:span text:style-name="T4">Java based; a server, but also useful running locally</text:span></text:p>
              </text:list-item>
              <text:list-item>
                <text:p text:style-name="P6"><text:span text:style-name="T4">Wide variety of plugins</text:span></text:p>
              </text:list-item>
              <text:list-item>
                <text:p text:style-name="P6"><text:span text:style-name="T4">Supportive community - #jenkinsci on irc.freenode.net</text:span></text:p>
              </text:list-item>
              <text:list-item>
                <text:p text:style-name="P6"><text:span text:style-name="T4">Open Source, MIT License</text:span></text:p>
              </text:list-item>
              <text:list-item>
                <text:p text:style-name="P6"><text:span text:style-name="T4">Not the only option, but best supported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3.812cm" svg:height="2.308cm" svg:x="0.847cm" svg:y="2.327cm" presentation:class="title" presentation:user-transformed="true">
          <draw:text-box>
            <text:list text:style-name="L3">
              <text:list-header>
                <text:p text:style-name="P5"><text:span text:style-name="T4">Jenkins Architecture</text:span></text:p>
              </text:list-header>
            </text:list>
          </draw:text-box>
        </draw:frame>
        <draw:frame presentation:style-name="pr5" draw:text-style-name="P2" draw:layer="layout" svg:width="23.812cm" svg:height="11.904cm" svg:x="0.783cm" svg:y="6.027cm" presentation:class="outline" presentation:user-transformed="true">
          <draw:text-box>
            <text:list text:style-name="L4">
              <text:list-item>
                <text:p text:style-name="P6"><text:span text:style-name="T4">A master server runs the java server</text:span></text:p>
              </text:list-item>
              <text:list-item>
                <text:p text:style-name="P6"><text:span text:style-name="T4">Users (mostly) interact through a web interface</text:span></text:p>
              </text:list-item>
              <text:list-item>
                <text:p text:style-name="P6"><text:span text:style-name="T4">“</text:span><text:span text:style-name="T4">Nodes” (or “workers”) are computers that the master can log into through ssh (key based)</text:span></text:p>
              </text:list-item>
              <text:list-item>
                <text:p text:style-name="P6"><text:span text:style-name="T4">“</text:span><text:span text:style-name="T4">Jobs” are run on workers, the results are “builds”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ection title" draw:style-name="dp1" draw:master-page-name="Default" presentation:use-date-time-name="dtd1">
        <office:forms form:automatic-focus="false" form:apply-design-mode="false"/>
        <draw:frame presentation:style-name="pr7" draw:text-style-name="P2" draw:layer="layout" svg:width="23.733cm" svg:height="8.72cm" svg:x="1.212cm" svg:y="5.082cm" presentation:class="title" presentation:user-transformed="true">
          <draw:text-box>
            <text:list text:style-name="L3">
              <text:list-header>
                <text:p text:style-name="P5"><text:span text:style-name="T5">Walk Through:</text:span><text:span text:style-name="T5"><text:line-break/></text:span><text:span text:style-name="T5"> <text:s text:c="2"/>Installation</text:span><text:span text:style-name="T5"><text:line-break/></text:span><text:span text:style-name="T5"> <text:s text:c="2"/>Basic Security</text:span><text:span text:style-name="T5"><text:line-break/></text:span><text:span text:style-name="T5"> <text:s text:c="2"/>Key Setup</text:span><text:span text:style-name="T5"><text:line-break/></text:span><text:span text:style-name="T5"> <text:s text:c="2"/>Jobs and Log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7" draw:text-style-name="P2" draw:layer="layout" svg:width="23.733cm" svg:height="1.968cm" svg:x="0.67cm" svg:y="1.257cm" presentation:class="title" presentation:user-transformed="true">
          <draw:text-box>
            <text:list text:style-name="L3">
              <text:list-header>
                <text:p text:style-name="P5"><text:span text:style-name="T5">DevOps Workflow</text:span></text:p>
              </text:list-header>
            </text:list>
          </draw:text-box>
        </draw:frame>
        <draw:frame draw:style-name="gr2" draw:text-style-name="P7" draw:layer="layout" svg:width="24.355cm" svg:height="11.604cm" svg:x="0.478cm" svg:y="3.251cm">
          <draw:image xlink:href="Pictures/20000002000002FE0000016B77625AF0.eps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3.733cm" svg:height="7.027cm" svg:x="0.607cm" svg:y="4.954cm" presentation:class="title" presentation:user-transformed="true">
          <draw:text-box>
            <text:list text:style-name="L3">
              <text:list-header>
                <text:p text:style-name="P5"><text:span text:style-name="T5">Walk Through:</text:span><text:span text:style-name="T5"><text:line-break/></text:span><text:span text:style-name="T5"> <text:s text:c="2"/>Fresh Database</text:span><text:span text:style-name="T5"><text:line-break/></text:span><text:span text:style-name="T5"> <text:s text:c="2"/>Staging</text:span><text:span text:style-name="T5"><text:line-break/></text:span><text:span text:style-name="T5"> <text:s text:c="2"/>Deploy Liv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3.812cm" svg:height="2.308cm" svg:x="0.847cm" svg:y="2.327cm" presentation:class="title" presentation:user-transformed="true">
          <draw:text-box>
            <text:list text:style-name="L3">
              <text:list-header>
                <text:p text:style-name="P5"><text:span text:style-name="T4">Features / Update Hooks</text:span></text:p>
              </text:list-header>
            </text:list>
          </draw:text-box>
        </draw:frame>
        <draw:frame presentation:style-name="pr5" draw:text-style-name="P2" draw:layer="layout" svg:width="23.812cm" svg:height="11.007cm" svg:x="0.783cm" svg:y="6.027cm" presentation:class="outline" presentation:user-transformed="true">
          <draw:text-box>
            <text:list text:style-name="L4">
              <text:list-item>
                <text:p text:style-name="P6"><text:span text:style-name="T4">Code flows forward, Database backward</text:span></text:p>
              </text:list-item>
              <text:list-item>
                <text:p text:style-name="P6"><text:span text:style-name="T4">“</text:span><text:span text:style-name="T4">Zero Touch” on live (if possible)</text:span></text:p>
              </text:list-item>
              <text:list-item>
                <text:p text:style-name="P6"><text:span text:style-name="T4">Not always practical for a small group or quick jobs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3.812cm" svg:height="4.317cm" svg:x="0.847cm" svg:y="1.323cm" presentation:class="title" presentation:user-transformed="true">
          <draw:text-box>
            <text:list text:style-name="L3">
              <text:list-header>
                <text:p text:style-name="P5"><text:span text:style-name="T4">Jenkins / Drush replacing cron</text:span></text:p>
              </text:list-header>
            </text:list>
          </draw:text-box>
        </draw:frame>
        <draw:frame presentation:style-name="pr5" draw:text-style-name="P2" draw:layer="layout" svg:width="23.812cm" svg:height="11.007cm" svg:x="0.783cm" svg:y="6.027cm" presentation:class="outline" presentation:user-transformed="true">
          <draw:text-box>
            <text:list text:style-name="L4">
              <text:list-item>
                <text:p text:style-name="P6"><text:span text:style-name="T4">Run “drush cron” from a Jenkins job</text:span></text:p>
              </text:list-item>
              <text:list-item>
                <text:p text:style-name="P6"><text:span text:style-name="T4">Logs results</text:span></text:p>
              </text:list-item>
              <text:list-item>
                <text:p text:style-name="P6"><text:span text:style-name="T4">Move custom heavy tasks (search indexing) to their own drush command and Jenkins job</text:span></text:p>
              </text:list-item>
              <text:list-item>
                <text:p text:style-name="P6"><text:span text:style-name="T4">Can use php-cli.ini to allow more memory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3.812cm" svg:height="2.308cm" svg:x="0.847cm" svg:y="2.327cm" presentation:class="title" presentation:user-transformed="true">
          <draw:text-box>
            <text:list text:style-name="L3">
              <text:list-header>
                <text:p text:style-name="P5"><text:span text:style-name="T4">Backups</text:span></text:p>
              </text:list-header>
            </text:list>
          </draw:text-box>
        </draw:frame>
        <draw:frame presentation:style-name="pr5" draw:text-style-name="P2" draw:layer="layout" svg:width="23.812cm" svg:height="11.007cm" svg:x="0.783cm" svg:y="6.027cm" presentation:class="outline" presentation:user-transformed="true">
          <draw:text-box>
            <text:list text:style-name="L4">
              <text:list-item>
                <text:p text:style-name="P6"><text:span text:style-name="T4">Consider the “Backup and Migrate” module or tar / drush sql-dump</text:span></text:p>
              </text:list-item>
              <text:list-item>
                <text:p text:style-name="P6"><text:span text:style-name="T4">You MUST test backups</text:span></text:p>
              </text:list-item>
              <text:list-item>
                <text:p text:style-name="P6"><text:span text:style-name="T4">You MUST automate backups – otherwise it won't happen</text:span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3.812cm" svg:height="2.308cm" svg:x="0.847cm" svg:y="2.327cm" presentation:class="title" presentation:user-transformed="true">
          <draw:text-box>
            <text:list text:style-name="L3">
              <text:list-item>
                <text:p text:style-name="P5"><text:span text:style-name="T4">Summary</text:span></text:p>
              </text:list-item>
            </text:list>
          </draw:text-box>
        </draw:frame>
        <draw:frame presentation:style-name="pr5" draw:text-style-name="P2" draw:layer="layout" svg:width="23.812cm" svg:height="12.396cm" svg:x="0.783cm" svg:y="6.027cm" presentation:class="outline" presentation:user-transformed="true">
          <draw:text-box>
            <text:list text:style-name="L4">
              <text:list-item>
                <text:p text:style-name="P6"><text:span text:style-name="T4">Not a big overhead to start getting payoff</text:span></text:p>
              </text:list-item>
              <text:list-item>
                <text:p text:style-name="P6"><text:span text:style-name="T4">Professionalizes your operation, even if you are a lone freelancer</text:span></text:p>
              </text:list-item>
              <text:list-item>
                <text:p text:style-name="P6"><text:span text:style-name="T4">Come to me after the talk for examples of the jobs shown</text:span></text:p>
              </text:list-item>
              <text:list-item>
                <text:p text:style-name="P6"><text:span text:style-name="T4">DrupalCamp Charlotte Survey:</text:span></text:p>
                <text:p text:style-name="P6"><text:span text:style-name="T4"><text:s/></text:span><text:span text:style-name="T4">http://bit.ly/KjPvhU</text:span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3" presentation:use-date-time-name="dtd1">
        <office:forms form:automatic-focus="false" form:apply-design-mode="false"/>
        <draw:frame presentation:style-name="pr10" draw:text-style-name="P2" draw:layer="layout" svg:width="21.907cm" svg:height="1.483cm" svg:x="2.751cm" svg:y="16.933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400000003008370280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•">
            <style:list-level-properties text:space-before="1.27cm"/>
            <style:text-properties fo:font-family="'Gotham Rounded Book'" style:font-family-generic="modern" style:font-pitch="variable" fo:color="#535353" fo:font-size="100%"/>
          </text:list-level-style-bullet>
          <text:list-level-style-bullet text:level="3" text:bullet-char="•">
            <style:list-level-properties text:space-before="2.54cm"/>
            <style:text-properties fo:font-family="'Gotham Rounded Book'" style:font-family-generic="modern" style:font-pitch="variable" fo:color="#535353" fo:font-size="100%"/>
          </text:list-level-style-bullet>
          <text:list-level-style-bullet text:level="4" text:bullet-char="•">
            <style:list-level-properties text:space-before="3.81cm"/>
            <style:text-properties fo:font-family="'Gotham Rounded Book'" style:font-family-generic="modern" style:font-pitch="variable" fo:color="#535353" fo:font-size="100%"/>
          </text:list-level-style-bullet>
          <text:list-level-style-bullet text:level="5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  <text:list-level-style-bullet text:level="6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  <text:list-level-style-bullet text:level="7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  <text:list-level-style-bullet text:level="8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  <text:list-level-style-bullet text:level="9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  <text:list-level-style-bullet text:level="10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daebca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otham Rounded Book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otham Rounded Book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otham Rounded Book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otham Rounded Book'" style:font-family-generic="moder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image text:level="1" xlink:href="Pictures/10000201000000110000001113A8E927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1000000110000001113A8E927.png" xlink:type="simple" xlink:show="embed" xlink:actuate="onLoad">
            <style:list-level-properties text:space-before="1.27cm" text:min-label-width="0.793cm" style:vertical-pos="middle" style:vertical-rel="line" fo:width="0.711cm" fo:height="0.711cm"/>
          </text:list-level-style-image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–">
            <style:list-level-properties text:space-before="1.27cm"/>
            <style:text-properties fo:font-family="'Gotham Rounded Book'" style:font-family-generic="modern" style:font-pitch="variable" fo:color="#53535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48pt" fo:font-style="normal" fo:text-shadow="none" style:text-underline-style="none" fo:font-weight="normal" style:font-family-asian="'Microsoft YaHei'" style:font-family-generic-asian="system" style:font-pitch-asian="variable" style:font-size-asian="48pt" style:font-style-asian="normal" style:font-weight-asian="norm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daebca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image text:level="1" xlink:href="Pictures/10000201000000110000001113A8E927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1000000110000001113A8E927.png" xlink:type="simple" xlink:show="embed" xlink:actuate="onLoad">
            <style:list-level-properties text:space-before="1.27cm" text:min-label-width="0.793cm" style:vertical-pos="middle" style:vertical-rel="line" fo:width="0.711cm" fo:height="0.711cm"/>
          </text:list-level-style-image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–">
            <style:list-level-properties text:space-before="1.27cm"/>
            <style:text-properties fo:font-family="'Gotham Rounded Book'" style:font-family-generic="modern" style:font-pitch="variable" fo:color="#53535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48pt" fo:font-style="normal" fo:text-shadow="none" style:text-underline-style="none" fo:font-weight="normal" style:letter-kerning="true" style:font-family-asian="'Microsoft YaHei'" style:font-family-generic-asian="system" style:font-pitch-asian="variable" style:font-size-asian="48pt" style:font-style-asian="normal" style:font-weight-asian="norm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daebca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image text:level="1" xlink:href="Pictures/10000201000000110000001113A8E927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1000000110000001113A8E927.png" xlink:type="simple" xlink:show="embed" xlink:actuate="onLoad">
            <style:list-level-properties text:space-before="1.27cm" text:min-label-width="0.793cm" style:vertical-pos="middle" style:vertical-rel="line" fo:width="0.711cm" fo:height="0.711cm"/>
          </text:list-level-style-image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–">
            <style:list-level-properties text:space-before="1.27cm"/>
            <style:text-properties fo:font-family="'Gotham Rounded Book'" style:font-family-generic="modern" style:font-pitch="variable" fo:color="#53535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48pt" fo:font-style="normal" fo:text-shadow="none" style:text-underline-style="none" fo:font-weight="normal" style:letter-kerning="true" style:font-family-asian="'Microsoft YaHei'" style:font-family-generic-asian="system" style:font-pitch-asian="variable" style:font-size-asian="48pt" style:font-style-asian="normal" style:font-weight-asian="norm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daebca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outline1">
          <text:list-level-style-image text:level="1" xlink:href="Pictures/10000201000000110000001113A8E927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1000000110000001113A8E927.png" xlink:type="simple" xlink:show="embed" xlink:actuate="onLoad">
            <style:list-level-properties text:space-before="1.27cm" text:min-label-width="0.793cm" style:vertical-pos="middle" style:vertical-rel="line" fo:width="0.711cm" fo:height="0.711cm"/>
          </text:list-level-style-image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–">
            <style:list-level-properties text:space-before="1.27cm"/>
            <style:text-properties fo:font-family="'Gotham Rounded Book'" style:font-family-generic="modern" style:font-pitch="variable" fo:color="#53535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48pt" fo:font-style="normal" fo:text-shadow="none" style:text-underline-style="none" fo:font-weight="normal" style:letter-kerning="true" style:font-family-asian="'Microsoft YaHei'" style:font-family-generic-asian="system" style:font-pitch-asian="variable" style:font-size-asian="48pt" style:font-style-asian="normal" style:font-weight-asian="norm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daebca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5cm" draw:shadow-offset-y="0.075cm" draw:shadow-color="#535353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858cm" fo:min-width="0cm" fo:wrap-option="wrap"/>
    </style:style>
    <style:style style:name="Mpr3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535353" fo:font-size="100%"/>
      </text:list-level-style-number>
      <text:list-level-style-bullet text:level="2" text:bullet-char="•">
        <style:list-level-properties text:space-before="1.27cm"/>
        <style:text-properties fo:font-family="'Gotham Rounded Book'" style:font-family-generic="modern" style:font-pitch="variable" fo:color="#535353" fo:font-size="100%"/>
      </text:list-level-style-bullet>
      <text:list-level-style-bullet text:level="3" text:bullet-char="•">
        <style:list-level-properties text:space-before="2.54cm"/>
        <style:text-properties fo:font-family="'Gotham Rounded Book'" style:font-family-generic="modern" style:font-pitch="variable" fo:color="#535353" fo:font-size="100%"/>
      </text:list-level-style-bullet>
      <text:list-level-style-bullet text:level="4" text:bullet-char="•">
        <style:list-level-properties text:space-before="3.81cm"/>
        <style:text-properties fo:font-family="'Gotham Rounded Book'" style:font-family-generic="modern" style:font-pitch="variable" fo:color="#535353" fo:font-size="100%"/>
      </text:list-level-style-bullet>
      <text:list-level-style-bullet text:level="5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6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7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8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9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10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</text:list-style>
    <text:list-style style:name="ML2">
      <text:list-level-style-number text:level="1" style:num-format="">
        <style:list-level-properties/>
        <style:text-properties fo:color="#989898" fo:font-size="100%"/>
      </text:list-level-style-number>
      <text:list-level-style-bullet text:level="2" text:bullet-char="•">
        <style:list-level-properties text:space-before="1.27cm"/>
        <style:text-properties fo:font-family="'Gotham Rounded Book'" style:font-family-generic="modern" style:font-pitch="variable" fo:color="#535353" fo:font-size="100%"/>
      </text:list-level-style-bullet>
      <text:list-level-style-bullet text:level="3" text:bullet-char="•">
        <style:list-level-properties text:space-before="2.54cm"/>
        <style:text-properties fo:font-family="'Gotham Rounded Book'" style:font-family-generic="modern" style:font-pitch="variable" fo:color="#535353" fo:font-size="100%"/>
      </text:list-level-style-bullet>
      <text:list-level-style-bullet text:level="4" text:bullet-char="•">
        <style:list-level-properties text:space-before="3.81cm"/>
        <style:text-properties fo:font-family="'Gotham Rounded Book'" style:font-family-generic="modern" style:font-pitch="variable" fo:color="#535353" fo:font-size="100%"/>
      </text:list-level-style-bullet>
      <text:list-level-style-bullet text:level="5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6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7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8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9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10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812cm" svg:height="4.323cm" svg:x="0.847cm" svg:y="1.32cm" presentation:class="title" presentation:placeholder="true">
        <draw:text-box/>
      </draw:frame>
      <draw:frame presentation:style-name="Default-outline1" draw:layer="backgroundobjects" svg:width="23.812cm" svg:height="12.833cm" svg:x="0.847cm" svg:y="5.927cm" presentation:class="outline" presentation:placeholder="true">
        <draw:text-box/>
      </draw:frame>
      <draw:frame presentation:style-name="Mpr1" draw:layer="backgroundobjects" svg:width="23.812cm" svg:height="1.023cm" svg:x="0.847cm" svg:y="17.353cm" presentation:class="footer">
        <draw:text-box>
          <text:p/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3" draw:style-name="Mgr3" draw:text-style-name="MP3" draw:layer="backgroundobjects" svg:width="3.757cm" svg:height="1.777cm" svg:x="20.902cm" svg:y="16.563cm">
        <draw:image xlink:href="Pictures/1000020100000224000001033E93ADE1.png" xlink:type="simple" xlink:show="embed" xlink:actuate="onLoad">
          <text:p/>
        </draw:image>
      </draw:frame>
      <draw:frame presentation:style-name="Title1-title" draw:layer="backgroundobjects" svg:width="23.812cm" svg:height="4.323cm" svg:x="0.847cm" svg:y="1.32cm" presentation:class="title" presentation:placeholder="true">
        <draw:text-box/>
      </draw:frame>
      <draw:frame presentation:style-name="Title1-outline1" draw:layer="backgroundobjects" svg:width="23.812cm" svg:height="12.833cm" svg:x="0.847cm" svg:y="5.927cm" presentation:class="outline" presentation:placeholder="true">
        <draw:text-box/>
      </draw:frame>
      <draw:frame presentation:style-name="Mpr2" draw:text-style-name="MP4" draw:layer="backgroundobjects" svg:width="19.685cm" svg:height="0.857cm" svg:x="0.846cm" svg:y="17.514cm" presentation:class="footer">
        <draw:text-box>
          <text:p/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23.812cm" svg:height="4.323cm" svg:x="0.847cm" svg:y="1.32cm" presentation:class="title" presentation:placeholder="true">
        <draw:text-box/>
      </draw:frame>
      <draw:frame presentation:style-name="Title2-outline1" draw:layer="backgroundobjects" svg:width="23.812cm" svg:height="12.833cm" svg:x="0.847cm" svg:y="5.927cm" presentation:class="outline" presentation:placeholder="true">
        <draw:text-box/>
      </draw:frame>
      <draw:frame presentation:style-name="Mpr3" draw:text-style-name="MP4" draw:layer="backgroundobjects" svg:width="22.86cm" svg:height="1.015cm" svg:x="1.27cm" svg:y="17.401cm" presentation:class="footer">
        <draw:text-box>
          <text:p/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5" draw:style-name="Mgr4" draw:text-style-name="MP3" draw:layer="backgroundobjects" svg:width="14.552cm" svg:height="7.915cm" svg:x="5.411cm" svg:y="5.561cm">
        <draw:image xlink:href="Pictures/1000020100000320000001B37BEFBAB6.png" xlink:type="simple" xlink:show="embed" xlink:actuate="onLoad">
          <text:p/>
        </draw:image>
      </draw:frame>
      <draw:frame draw:name="Picture 3" draw:style-name="Mgr3" draw:text-style-name="MP3" draw:layer="backgroundobjects" svg:width="1.481cm" svg:height="1.482cm" svg:x="0.847cm" svg:y="16.933cm">
        <draw:image xlink:href="Pictures/100002010000006E0000006E93D720BC.png" xlink:type="simple" xlink:show="embed" xlink:actuate="onLoad">
          <text:p/>
        </draw:image>
      </draw:frame>
      <draw:frame presentation:style-name="Title3-title" draw:layer="backgroundobjects" svg:width="23.812cm" svg:height="4.323cm" svg:x="0.847cm" svg:y="1.32cm" presentation:class="title" presentation:placeholder="true">
        <draw:text-box/>
      </draw:frame>
      <draw:frame presentation:style-name="Title3-outline1" draw:layer="backgroundobjects" svg:width="23.812cm" svg:height="12.833cm" svg:x="0.847cm" svg:y="5.927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resentation title</dc:title>
    <meta:initial-creator>Shannon Lucas</meta:initial-creator>
    <meta:creation-date>2011-02-17T17:04:31</meta:creation-date>
    <dc:creator>Robert Ristroph</dc:creator>
    <dc:date>2012-06-09T23:51:13</dc:date>
    <meta:editing-cycles>25</meta:editing-cycles>
    <meta:editing-duration>PT51H02M47S</meta:editing-duration>
    <meta:generator>OpenOffice.org/3.2$Unix OpenOffice.org_project/320m12$Build-9483</meta:generator>
    <meta:document-statistic meta:object-count="77"/>
  </office:meta>
</office:document-meta>
</file>